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paragraph-rsid="00a3d1d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font-weight="normal" officeooo:paragraph-rsid="00a3d1d6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f test="o.lot_id.ean_128"&gt;</text:placeholder></text:p>
      <text:p text:style-name="P1"><text:placeholder text:placeholder-type="text">&lt;for each="label in range(o.quantity)"&gt;</text:placeholder></text:p>
      <text:p text:style-name="P2"><draw:frame draw:style-name="fr1" draw:name="image: barcode(o.lot_id.ean_128, 'code128')" text:anchor-type="paragraph" svg:y="0.229cm" draw:z-index="0"><draw:text-box fo:min-height="0.66cm" fo:min-width="1cm"><text:p text:style-name="Frame_20_contents">Imagen</text:p></draw:text-box></draw:frame><text:placeholder text:placeholder-type="text">&lt;o.lot_id.ean_128&gt;</text:placeholder></text:p>
      <text:p text:style-name="P4"><text:span text:style-name="T2">Referencia:</text:span><text:span text:style-name="T3"><text:placeholder text:placeholder-type="text">&lt;o.product_id.default_code&gt;</text:placeholder></text:span></text:p>
      <text:p text:style-name="P3"><text:span text:style-name="T1">N° Lote:</text:span> <text:placeholder text:placeholder-type="text">&lt;o.lot_id.name&gt;</text:placeholder></text:p>
      <text:p text:style-name="P5"><text:span text:style-name="T2">Fecha de Vencimiento:</text:span><text:span text:style-name="T3"> </text:span><text:span text:style-name="T3"><text:placeholder text:placeholder-type="text">&lt;o.lot_id.life_date or 'N/A'&gt;</text:placeholder></text:span><text:soft-page-break/></text:p>
      <text:p text:style-name="P7"><text:placeholder text:placeholder-type="text">&lt;/for&gt;</text:placeholder></text:p>
      <text:p text:style-name="P1"><text:placeholder text:placeholder-type="text">&lt;/if&gt;</text:placeholder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6-23T12:06:06.996888308</dc:date>
    <meta:editing-duration>PT16H26M31S</meta:editing-duration>
    <meta:editing-cycles>224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20" meta:character-count="202" meta:non-whitespace-character-count="191"/>
  </office:meta>
</office:document-meta>
</file>